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72EA977B60693A3.png" manifest:media-type="image/png"/>
  <manifest:file-entry manifest:full-path="Pictures/100000000000000800000008F74FA9E1E280D6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fill-hatch-solid="false" draw:opacity="100%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fill-hatch-solid="false" draw:opacity="100%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opacity="100%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fill-hatch-solid="false" draw:opacity="100%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fill-hatch-solid="false" draw:opacity="100%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opacity="100%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objectwithoutfill">
      <style:graphic-properties draw:stroke="dash" draw:stroke-dash="Ultrafine_20_Dashed" svg:stroke-width="0.081cm" svg:stroke-color="#0000ff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dash" draw:stroke-dash="Ultrafine_20_Dashed" svg:stroke-width="0cm" svg:stroke-color="#666666" draw:marker-start="" draw:marker-start-width="0.2cm" draw:marker-start-center="false" draw:marker-end="" draw:marker-end-width="0.2cm" draw:marker-end-center="false" draw:fill="solid" draw:fill-color="#eeeeee" draw:opacity="20%" draw:textarea-horizontal-align="justify" draw:textarea-vertical-align="top" draw:auto-grow-height="false" fo:min-height="2.5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bitmap" draw:fill-color="#111111" draw:fill-hatch-solid="false" draw:fill-image-name="_34_0_20_Percent" draw:opacity="41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bitmap" draw:fill-color="#dddddd" draw:fill-hatch-solid="false" draw:fill-image-name="Bitmap_20_6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fill-hatch-solid="false" draw:opacity="100%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fill-hatch-solid="false" draw:opacity="100%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opacity="100%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Black_20_-45_20_Degrees" draw:fill-hatch-solid="true" draw:textarea-horizontal-align="justify" draw:textarea-vertical-align="middle" draw:auto-grow-height="false" fo:min-height="0.046cm" fo:min-width="0.896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objectwithoutfill">
      <style:graphic-properties draw:stroke="solid" svg:stroke-width="0.081cm" svg:stroke-color="#0000ff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75" style:family="graphic" style:parent-style-name="objectwithoutfill">
      <style:graphic-properties draw:stroke="dash" draw:stroke-dash="Ultrafine_20_Dashed" svg:stroke-width="0.081cm" svg:stroke-color="#0000cc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standard">
      <style:graphic-properties draw:stroke="none" svg:stroke-color="#000000" draw:fill="none" draw:fill-color="#ffffff" fo:min-height="1.305cm"/>
    </style:style>
    <style:style style:name="gr77" style:family="graphic" style:parent-style-name="standard">
      <style:graphic-properties draw:stroke="none" draw:fill="none" fo:min-height="0.413cm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6699cc" draw:fill-hatch-name="Hatching_20_7" draw:fill-hatch-solid="true" draw:opacity="60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606cm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bitmap" draw:fill-color="#111111" draw:fill-image-name="_34_0_20_Percent" draw:opacity="41%" draw:textarea-horizontal-align="justify" draw:textarea-vertical-align="top" draw:auto-grow-height="false" fo:min-height="1.75cm" fo:min-width="1.5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2.453cm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hatch" draw:fill-color="#00ff66" draw:fill-hatch-name="Hatching_20_8" draw:fill-hatch-solid="true" draw:textarea-horizontal-align="justify" draw:textarea-vertical-align="middle" draw:auto-grow-height="false" fo:min-height="0.046cm" fo:min-width="0.9cm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0000" draw:fill-hatch-solid="false" draw:opacity="100%" draw:textarea-horizontal-align="justify" draw:textarea-vertical-align="middle" draw:auto-grow-height="false" fo:min-height="0.046cm" fo:min-width="0.9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bitmap" draw:fill-color="#dddddd" draw:fill-hatch-solid="false" draw:fill-image-name="Bitmap_20_6" draw:textarea-horizontal-align="justify" draw:textarea-vertical-align="middle" draw:auto-grow-height="false" fo:min-height="0.046cm" fo:min-width="0.9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objectwithoutfill">
      <style:graphic-properties draw:stroke="solid" draw:stroke-dash="Ultrafine_20_Dotted_20__28_var_29_" svg:stroke-width="0.106cm" svg:stroke-color="#0000cc" draw:marker-start="" draw:marker-start-width="0.358cm" draw:marker-end="Symmetric_20_Arrow" draw:marker-end-width="0.279cm" draw:fill="none" draw:textarea-vertical-align="middle" fo:padding-top="0.177cm" fo:padding-bottom="0.177cm" fo:padding-left="0.302cm" fo:padding-right="0.30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</style:style>
    <style:style style:name="gr88" style:family="graphic" style:parent-style-name="objectwithoutfill">
      <style:graphic-properties draw:stroke="solid" draw:stroke-dash="Ultrafine_20_Dotted_20__28_var_29_" svg:stroke-width="0.106cm" svg:stroke-color="#0000cc" draw:marker-start="" draw:marker-start-width="0.437cm" draw:marker-end="Symmetric_20_Arrow" draw:marker-end-width="0.3cm" draw:fill="none" draw:textarea-vertical-align="middle" fo:padding-top="0.177cm" fo:padding-bottom="0.177cm" fo:padding-left="0.302cm" fo:padding-right="0.30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256cm"/>
    </style:style>
    <style:style style:name="P1" style:family="paragraph">
      <loext:graphic-properties draw:fill="solid" draw:fill-color="#eeeeee" draw:opacity="20%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 Rounded MT Bold" fo:font-size="10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style:font-name="Arial Rounded MT Bold" fo:font-size="10pt" style:letter-kerning="true" style:font-name-asian="Microsoft YaHei" style:font-size-asian="16pt" style:font-name-complex="Lucida Sans" style:font-size-complex="16pt"/>
    </style:style>
    <style:style style:name="P3" style:family="paragraph">
      <loext:graphic-properties draw:fill="hatch" draw:fill-color="#6699cc" draw:fill-hatch-name="Hatching_20_7" draw:fill-hatch-solid="true" draw:opacity="60%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 Rounded MT Bold" fo:font-size="10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hatch" draw:fill-color="#00ff66" draw:fill-hatch-name="Black_20_-45_20_Degrees" draw:fill-hatch-solid="tru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 Rounded MT Bold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cc0000" draw:fill-hatch-solid="false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 Rounded MT Bold" fo:font-size="9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c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 Rounded MT Bold" fo:font-size="9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bitmap" draw:fill-color="#111111" draw:fill-hatch-solid="false" draw:fill-image-name="_34_0_20_Percent" draw:opacity="41%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 Rounded MT Bold" fo:font-size="10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bitmap" draw:fill-color="#dddddd" draw:fill-hatch-solid="false" draw:fill-image-name="Bitmap_20_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 Rounded MT Bold" fo:font-size="10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style:font-name="Arial Rounded MT Bold" fo:font-size="8pt" fo:font-style="normal" style:font-size-asian="8pt" style:font-style-asian="normal" style:font-size-complex="8pt" style:font-style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text-properties style:font-name="Arial Rounded MT Bold" fo:font-size="12pt" style:font-size-asian="12pt" style:font-size-complex="12pt"/>
    </style:style>
    <style:style style:name="P16" style:family="paragraph">
      <loext:graphic-properties draw:fill="bitmap" draw:fill-color="#111111" draw:fill-image-name="_34_0_20_Percent" draw:opacity="41%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 Rounded MT Bold" fo:font-size="10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hatch" draw:fill-color="#00ff66" draw:fill-hatch-name="Hatching_20_8" draw:fill-hatch-solid="tru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 Rounded MT Bold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fo:color="#ff3333" style:font-name="Arial Unicode MS" fo:font-size="8pt" fo:font-weight="bold"/>
    </style:style>
    <style:style style:name="T1" style:family="text">
      <style:text-properties style:font-name="Arial Rounded MT Bold" fo:font-size="10pt" style:letter-kerning="true" style:font-name-asian="Microsoft YaHei" style:font-size-asian="10pt" style:font-name-complex="Lucida Sans" style:font-size-complex="10pt"/>
    </style:style>
    <style:style style:name="T2" style:family="text">
      <style:text-properties fo:color="#ffffff" style:font-name="Arial Rounded MT Bold" fo:font-size="9pt" style:letter-kerning="true" style:font-name-asian="Microsoft YaHei" style:font-size-asian="15pt" style:font-name-complex="Lucida Sans" style:font-size-complex="15pt"/>
    </style:style>
    <style:style style:name="T3" style:family="text">
      <style:text-properties style:font-name="Arial Rounded MT Bold" fo:font-size="10pt" style:letter-kerning="true" style:font-name-asian="Microsoft YaHei" style:font-size-asian="16pt" style:font-name-complex="Lucida Sans" style:font-size-complex="16pt"/>
    </style:style>
    <style:style style:name="T4" style:family="text">
      <style:text-properties style:font-name="Arial Rounded MT Bold" fo:font-size="8pt" fo:font-style="normal" style:font-size-asian="8pt" style:font-style-asian="normal" style:font-size-complex="8pt" style:font-style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 Rounded MT Bold" fo:font-size="10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 Rounded MT Bold" fo:font-size="12pt" style:font-size-asian="12pt" style:font-size-complex="12pt"/>
    </style:style>
    <style:style style:name="T7" style:family="text">
      <style:text-properties fo:color="#000000" style:font-name="Arial Rounded MT Bold" fo:font-size="10pt" style:letter-kerning="true" style:font-name-asian="Microsoft YaHei" style:font-size-asian="10pt" style:font-name-complex="Lucida Sans" style:font-size-complex="10pt"/>
    </style:style>
    <style:style style:name="T8" style:family="text">
      <style:text-properties style:font-name="Arial Rounded MT Bold" fo:font-size="9pt" style:letter-kerning="true" style:font-name-asian="Microsoft YaHei" style:font-size-asian="15pt" style:font-name-complex="Lucida Sans" style:font-size-complex="15pt"/>
    </style:style>
    <style:style style:name="T9" style:family="text">
      <style:text-properties fo:color="#ff3333" style:font-name="Arial Unicode MS" fo:font-size="14pt" fo:font-weight="bold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8cm" svg:x="0.50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8cm" svg:x="3.304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2.8cm" svg:x="0.504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2.8cm" svg:x="3.304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904cm" svg:y="2.9cm">
          <text:p text:style-name="P2">[R(1,0,0)]</text:p>
          <text:p text:style-name="P2">Weight = 1</text:p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6cm" svg:height="0.296cm" svg:x="0.904cm" svg:y="4.904cm">
          <text:p text:style-name="P4"><text:span text:style-name="T1">T(S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96cm" svg:height="0.296cm" draw:transform="rotate (1.5707963267949) translate (2.904cm 4.9cm)">
          <text:p text:style-name="P4"><text:span text:style-name="T1">T(E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96cm" svg:height="0.296cm" draw:transform="rotate (1.5707963267949) translate (0.608cm 4.296cm)">
          <text:p text:style-name="P4"><text:span text:style-name="T1">T(W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cm" svg:height="2cm" svg:x="3.704cm" svg:y="2.9cm">
          <text:p text:style-name="P2">[R(1,0,1)]</text:p>
          <text:p text:style-name="P2">Weight = 2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396cm" svg:height="0.296cm" svg:x="4.308cm" svg:y="4.9cm">
          <text:p text:style-name="P4"><text:span text:style-name="T2">T(S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396cm" svg:height="0.296cm" draw:transform="rotate (1.5707963267949) translate (5.704cm 4.296cm)">
          <text:p text:style-name="P4"><text:span text:style-name="T1">T(E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96cm" svg:height="0.296cm" draw:transform="rotate (1.5707963267949) translate (3.408cm 4.9cm)">
          <text:p text:style-name="P4"><text:span text:style-name="T1">T(W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2cm" svg:x="0.9cm" svg:y="5.704cm">
          <text:p text:style-name="P2">[R(1,1,0)]</text:p>
          <text:p text:style-name="P2">Weight = 1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396cm" svg:height="0.296cm" svg:x="1.504cm" svg:y="7.704cm">
          <text:p text:style-name="P4"><text:span text:style-name="T1">T(S)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396cm" svg:height="0.296cm" draw:transform="rotate (1.5707963267949) translate (2.9cm 7.1cm)">
          <text:p text:style-name="P4"><text:span text:style-name="T1">T(E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396cm" svg:height="0.296cm" draw:transform="rotate (1.5707963267949) translate (0.604cm 7.704cm)">
          <text:p text:style-name="P4"><text:span text:style-name="T2">T(W)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2cm" svg:x="3.7cm" svg:y="5.696cm">
          <text:p text:style-name="P2">[R(1,1,1)]</text:p>
          <text:p text:style-name="P2">Weight = 3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396cm" svg:height="0.296cm" svg:x="3.7cm" svg:y="7.7cm">
          <text:p text:style-name="P4"><text:span text:style-name="T1">T(S)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396cm" svg:height="0.296cm" draw:transform="rotate (1.5707963267949) translate (5.7cm 7.696cm)">
          <text:p text:style-name="P4"><text:span text:style-name="T2">T(E)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396cm" svg:height="0.296cm" draw:transform="rotate (1.5707963267949) translate (3.404cm 7.092cm)">
          <text:p text:style-name="P4"><text:span text:style-name="T1">T(W)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396cm" svg:height="0.296cm" svg:x="3.704cm" svg:y="2.6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396cm" svg:height="0.296cm" svg:x="1.504cm" svg:y="2.6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396cm" svg:height="0.296cm" svg:x="4.308cm" svg:y="5.4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96cm" svg:height="0.296cm" svg:x="0.908cm" svg:y="5.404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8cm" svg:height="2.8cm" svg:x="6.509cm" svg:y="5.3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8cm" svg:height="2.8cm" svg:x="9.309cm" svg:y="5.3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8cm" svg:height="2.8cm" svg:x="6.509cm" svg:y="2.5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8cm" svg:height="2.8cm" svg:x="9.309cm" svg:y="2.5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cm" svg:height="2cm" svg:x="6.909cm" svg:y="2.917cm">
          <text:p text:style-name="P2">[R(1,0,0)]</text:p>
          <text:p text:style-name="P2">Weight = 1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396cm" svg:height="0.296cm" svg:x="6.909cm" svg:y="4.921cm">
          <text:p text:style-name="P4"><text:span text:style-name="T1">T(S)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xml:id="id2" draw:id="id2" draw:layer="layout" svg:width="1.396cm" svg:height="0.296cm" draw:transform="rotate (1.5707963267949) translate (8.909cm 4.917cm)">
          <text:p text:style-name="P4"><text:span text:style-name="T1">T(E)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396cm" svg:height="0.296cm" draw:transform="rotate (1.5707963267949) translate (6.613cm 4.313cm)">
          <text:p text:style-name="P4"><text:span text:style-name="T1">T(W)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2cm" svg:x="9.709cm" svg:y="2.917cm">
          <text:p text:style-name="P2">[R(1,0,1)]</text:p>
          <text:p text:style-name="P2">Weight = 2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4" draw:text-style-name="P6" xml:id="id1" draw:id="id1" draw:layer="layout" svg:width="1.396cm" svg:height="0.296cm" svg:x="10.313cm" svg:y="4.917cm">
          <text:p text:style-name="P4"><text:span text:style-name="T2">T(S)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1.396cm" svg:height="0.296cm" draw:transform="rotate (1.5707963267949) translate (11.709cm 4.313cm)">
          <text:p text:style-name="P4"><text:span text:style-name="T1">T(E)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1.396cm" svg:height="0.296cm" draw:transform="rotate (1.5707963267949) translate (9.413cm 4.917cm)">
          <text:p text:style-name="P4"><text:span text:style-name="T1">T(W)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cm" svg:height="2cm" svg:x="6.905cm" svg:y="5.721cm">
          <text:p text:style-name="P2">[R(1,1,0)]</text:p>
          <text:p text:style-name="P2">Weight = 1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396cm" svg:height="0.296cm" svg:x="7.509cm" svg:y="7.721cm">
          <text:p text:style-name="P8"><text:span text:style-name="T1">T(S)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396cm" svg:height="0.296cm" draw:transform="rotate (1.5707963267949) translate (8.905cm 7.117cm)">
          <text:p text:style-name="P4"><text:span text:style-name="T1">T(E)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396cm" svg:height="0.296cm" draw:transform="rotate (1.5707963267949) translate (6.609cm 7.721cm)">
          <text:p text:style-name="P4"><text:span text:style-name="T2">T(W)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2cm" svg:height="2cm" svg:x="9.705cm" svg:y="5.713cm">
          <text:p text:style-name="P2">[R(1,1,1)]</text:p>
          <text:p text:style-name="P2">Weight = 3</text:p>
          <text:p text:style-name="P2"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.396cm" svg:height="0.296cm" svg:x="9.705cm" svg:y="7.717cm">
          <text:p text:style-name="P4"><text:span text:style-name="T1">T(S)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1.396cm" svg:height="0.296cm" draw:transform="rotate (1.5707963267949) translate (11.705cm 7.713cm)">
          <text:p text:style-name="P4"><text:span text:style-name="T2">T(E)</text:span>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1.396cm" svg:height="0.296cm" draw:transform="rotate (1.5707963267949) translate (9.409cm 7.109cm)">
          <text:p text:style-name="P4"><text:span text:style-name="T1">T(W)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1.396cm" svg:height="0.296cm" svg:x="9.709cm" svg:y="2.617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1.396cm" svg:height="0.296cm" svg:x="7.509cm" svg:y="2.617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xml:id="id5" draw:id="id5" draw:layer="layout" svg:width="1.396cm" svg:height="0.296cm" svg:x="10.313cm" svg:y="5.417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1.396cm" svg:height="0.296cm" svg:x="6.913cm" svg:y="5.421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onnector draw:style-name="gr49" draw:text-style-name="P9" draw:layer="layout" draw:type="line" svg:x1="10.313cm" svg:y1="5.065cm" svg:x2="9.205cm" svg:y2="4.219cm" draw:start-shape="id1" draw:start-glue-point="3" draw:end-shape="id2" draw:end-glue-point="2" svg:d="M10313 5065l-1108-846" svg:viewBox="0 0 1109 847">
          <text:p/>
        </draw:connector>
        <draw:custom-shape draw:style-name="gr50" draw:text-style-name="P1" draw:layer="layout" svg:width="2.8cm" svg:height="2.8cm" svg:x="14.593cm" svg:y="5.3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8cm" svg:height="2.8cm" svg:x="17.393cm" svg:y="5.3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2.8cm" svg:height="2.8cm" svg:x="14.593cm" svg:y="2.5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8cm" svg:height="2.8cm" svg:x="17.393cm" svg:y="2.5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2cm" svg:height="2cm" svg:x="14.993cm" svg:y="2.94cm">
          <text:p text:style-name="P2">[R(1,0,0)]</text:p>
          <text:p text:style-name="P2">Weight = 1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1.396cm" svg:height="0.296cm" svg:x="14.993cm" svg:y="4.944cm">
          <text:p text:style-name="P4"><text:span text:style-name="T1">T(S)</text:span></text:p>
          <draw:enhanced-geometry svg:viewBox="0 0 21600 21600" draw:type="rectangle" draw:enhanced-path="M 0 0 L 21600 0 21600 21600 0 21600 0 0 Z N"/>
        </draw:custom-shape>
        <draw:custom-shape draw:style-name="gr56" draw:text-style-name="P11" xml:id="id4" draw:id="id4" draw:layer="layout" svg:width="1.396cm" svg:height="0.296cm" draw:transform="rotate (1.5707963267949) translate (16.993cm 4.94cm)">
          <text:p text:style-name="P4"><text:span text:style-name="T3">T(E)</text:span></text:p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1.396cm" svg:height="0.296cm" draw:transform="rotate (1.5707963267949) translate (14.697cm 4.336cm)">
          <text:p text:style-name="P4"><text:span text:style-name="T1">T(W)</text:span></text:p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2cm" svg:height="2cm" svg:x="17.793cm" svg:y="2.94cm">
          <text:p text:style-name="P2">[R(1,0,1)]</text:p>
          <text:p text:style-name="P2">Weight = 2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9" draw:text-style-name="P6" xml:id="id3" draw:id="id3" draw:layer="layout" svg:width="1.396cm" svg:height="0.296cm" svg:x="18.397cm" svg:y="4.94cm">
          <text:p text:style-name="P4"><text:span text:style-name="T2">T(S)</text:span></text:p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1.396cm" svg:height="0.296cm" draw:transform="rotate (1.5707963267949) translate (19.793cm 4.336cm)">
          <text:p text:style-name="P4"><text:span text:style-name="T1">T(E)</text:span></text:p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1.396cm" svg:height="0.296cm" draw:transform="rotate (1.5707963267949) translate (17.497cm 4.94cm)">
          <text:p text:style-name="P4"><text:span text:style-name="T1">T(W)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2cm" svg:height="2cm" svg:x="14.989cm" svg:y="5.744cm">
          <text:p text:style-name="P2">[R(1,1,0)]</text:p>
          <text:p text:style-name="P2">Weight = 1</text:p>
          <text:p text:style-name="P2"/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1.396cm" svg:height="0.296cm" svg:x="15.593cm" svg:y="7.744cm">
          <text:p text:style-name="P4"><text:span text:style-name="T1">T(S)</text:span></text:p>
          <draw:enhanced-geometry svg:viewBox="0 0 21600 21600" draw:type="rectangle" draw:enhanced-path="M 0 0 L 21600 0 21600 21600 0 21600 0 0 Z N"/>
        </draw:custom-shape>
        <draw:custom-shape draw:style-name="gr64" draw:text-style-name="P5" draw:layer="layout" svg:width="1.396cm" svg:height="0.296cm" draw:transform="rotate (1.5707963267949) translate (16.989cm 7.14cm)">
          <text:p text:style-name="P4"><text:span text:style-name="T1">T(E)</text:span>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1.396cm" svg:height="0.296cm" draw:transform="rotate (1.5707963267949) translate (14.693cm 7.744cm)">
          <text:p text:style-name="P4"><text:span text:style-name="T2">T(W)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2cm" svg:height="2cm" svg:x="17.789cm" svg:y="5.736cm">
          <text:p text:style-name="P2">[R(1,1,1)]</text:p>
          <text:p text:style-name="P2">Weight = 3</text:p>
          <text:p text:style-name="P2"/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1.396cm" svg:height="0.296cm" svg:x="17.789cm" svg:y="7.74cm">
          <text:p text:style-name="P4"><text:span text:style-name="T1">T(S)</text:span></text:p>
          <draw:enhanced-geometry svg:viewBox="0 0 21600 21600" draw:type="rectangle" draw:enhanced-path="M 0 0 L 21600 0 21600 21600 0 21600 0 0 Z N"/>
        </draw:custom-shape>
        <draw:custom-shape draw:style-name="gr68" draw:text-style-name="P7" draw:layer="layout" svg:width="1.396cm" svg:height="0.296cm" draw:transform="rotate (1.5707963267949) translate (19.789cm 7.736cm)">
          <text:p text:style-name="P4"><text:span text:style-name="T2">T(E)</text:span></text:p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1.396cm" svg:height="0.296cm" draw:transform="rotate (1.5707963267949) translate (17.493cm 7.132cm)">
          <text:p text:style-name="P4"><text:span text:style-name="T1">T(W)</text:span></text:p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1.396cm" svg:height="0.296cm" svg:x="17.793cm" svg:y="2.64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.396cm" svg:height="0.296cm" svg:x="15.593cm" svg:y="2.64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72" draw:text-style-name="P5" draw:layer="layout" svg:width="1.396cm" svg:height="0.296cm" svg:x="18.397cm" svg:y="5.44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ustom-shape draw:style-name="gr73" draw:text-style-name="P5" draw:layer="layout" svg:width="1.396cm" svg:height="0.296cm" svg:x="14.997cm" svg:y="5.444cm">
          <text:p text:style-name="P4"><text:span text:style-name="T1">T(N)</text:span></text:p>
          <draw:enhanced-geometry svg:viewBox="0 0 21600 21600" draw:type="rectangle" draw:enhanced-path="M 0 0 L 21600 0 21600 21600 0 21600 0 0 Z N"/>
        </draw:custom-shape>
        <draw:connector draw:style-name="gr74" draw:text-style-name="P9" draw:layer="layout" draw:type="line" svg:x1="18.397cm" svg:y1="5.088cm" svg:x2="17.289cm" svg:y2="4.242cm" draw:start-shape="id3" draw:start-glue-point="3" draw:end-shape="id4" draw:end-glue-point="2" svg:d="M18397 5088l-1108-846" svg:viewBox="0 0 1109 847">
          <text:p/>
        </draw:connector>
        <draw:connector draw:style-name="gr75" draw:text-style-name="P9" draw:layer="layout" draw:type="curve" svg:x1="11.709cm" svg:y1="5.065cm" svg:x2="11.709cm" svg:y2="5.565cm" draw:start-shape="id1" draw:start-glue-point="1" draw:end-shape="id5" draw:end-glue-point="1" svg:d="M11709 5065c751 0 751 500 0 500" svg:viewBox="0 0 564 501">
          <text:p/>
        </draw:connector>
        <draw:frame draw:style-name="gr76" draw:text-style-name="P12" draw:layer="layout" svg:width="2.167cm" svg:height="1.555cm" svg:x="12.447cm" svg:y="4.428cm">
          <draw:text-box>
            <text:p><text:span text:style-name="T4">R[1,1,1] has a higher weight than</text:span></text:p>
            <text:p><text:span text:style-name="T4">R[1,0,1]</text:span></text:p>
          </draw:text-box>
        </draw:frame>
        <draw:frame draw:style-name="gr77" draw:text-style-name="P14" draw:layer="layout" svg:width="1.679cm" svg:height="0.663cm" svg:x="2.6cm" svg:y="8.207cm">
          <draw:text-box>
            <text:p text:style-name="P13"><text:span text:style-name="T5">Step 0</text:span></text:p>
          </draw:text-box>
        </draw:frame>
        <draw:frame draw:style-name="gr77" draw:text-style-name="P14" draw:layer="layout" svg:width="1.679cm" svg:height="0.663cm" svg:x="8.342cm" svg:y="8.207cm">
          <draw:text-box>
            <text:p text:style-name="P13"><text:span text:style-name="T5">Step 1</text:span></text:p>
          </draw:text-box>
        </draw:frame>
        <draw:frame draw:style-name="gr77" draw:text-style-name="P14" draw:layer="layout" svg:width="1.679cm" svg:height="0.663cm" svg:x="16.465cm" svg:y="8.18cm">
          <draw:text-box>
            <text:p text:style-name="P13"><text:span text:style-name="T5">Step 2</text:span></text:p>
          </draw:text-box>
        </draw:frame>
        <draw:custom-shape draw:style-name="gr78" draw:text-style-name="P3" draw:layer="layout" svg:width="2cm" svg:height="2cm" svg:x="0.3cm" svg:y="0.3cm">
          <text:p text:style-name="P13"><text:span text:style-name="T3">[R(1,0,0)]</text:span></text:p>
          <text:p text:style-name="P13"><text:span text:style-name="T3">Weight = 1</text:span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frame draw:style-name="gr79" draw:text-style-name="P15" draw:layer="layout" svg:width="2.106cm" svg:height="1.233cm" svg:x="2.294cm" svg:y="0.667cm">
          <draw:text-box>
            <text:p><text:span text:style-name="T6">Normal </text:span></text:p>
            <text:p><text:span text:style-name="T6">Router</text:span></text:p>
          </draw:text-box>
        </draw:frame>
        <draw:custom-shape draw:style-name="gr80" draw:text-style-name="P16" draw:layer="layout" svg:width="2cm" svg:height="2cm" svg:x="4.3cm" svg:y="0.285cm">
          <text:p text:style-name="P13"><text:span text:style-name="T3">[R(1,3,3)]</text:span></text:p>
          <text:p text:style-name="P13"><text:span text:style-name="T3">Weight = 1</text:span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2.953cm" svg:height="2.215cm" svg:x="6.347cm" svg:y="0.285cm">
          <draw:text-box>
            <text:p><text:span text:style-name="T6">Disabled</text:span></text:p>
            <text:p><text:span text:style-name="T6">Vertical</text:span></text:p>
            <text:p><text:span text:style-name="T6">Connection </text:span></text:p>
            <text:p><text:span text:style-name="T6">Router</text:span></text:p>
          </draw:text-box>
        </draw:frame>
        <draw:custom-shape draw:style-name="gr82" draw:text-style-name="P17" draw:layer="layout" svg:width="1.4cm" svg:height="0.296cm" svg:x="9.4cm" svg:y="0.495cm">
          <text:p text:style-name="P8"><text:span text:style-name="T7">T(N)</text:span></text:p>
          <draw:enhanced-geometry svg:viewBox="0 0 21600 21600" draw:type="rectangle" draw:enhanced-path="M 0 0 L 21600 0 21600 21600 0 21600 0 0 Z N"/>
        </draw:custom-shape>
        <draw:frame draw:style-name="gr83" draw:text-style-name="P15" draw:layer="layout" svg:width="5.206cm" svg:height="0.742cm" svg:x="10.69cm" svg:y="0.258cm">
          <draw:text-box>
            <text:p><text:span text:style-name="T6">Normal TSV cluster</text:span></text:p>
          </draw:text-box>
        </draw:frame>
        <draw:custom-shape draw:style-name="gr84" draw:text-style-name="P6" draw:layer="layout" svg:width="1.4cm" svg:height="0.296cm" svg:x="9.4cm" svg:y="1.095cm">
          <text:p text:style-name="P4"><text:span text:style-name="T2">T(N)</text:span></text:p>
          <draw:enhanced-geometry svg:viewBox="0 0 21600 21600" draw:type="rectangle" draw:enhanced-path="M 0 0 L 21600 0 21600 21600 0 21600 0 0 Z N"/>
        </draw:custom-shape>
        <draw:frame draw:style-name="gr83" draw:text-style-name="P15" draw:layer="layout" svg:width="5.206cm" svg:height="0.742cm" svg:x="10.69cm" svg:y="0.858cm">
          <draw:text-box>
            <text:p><text:span text:style-name="T6">Defected TSV cluster</text:span></text:p>
          </draw:text-box>
        </draw:frame>
        <draw:custom-shape draw:style-name="gr85" draw:text-style-name="P11" draw:layer="layout" svg:width="1.4cm" svg:height="0.296cm" svg:x="9.4cm" svg:y="1.695cm">
          <text:p text:style-name="P4"><text:span text:style-name="T8">T(N)</text:span></text:p>
          <draw:enhanced-geometry svg:viewBox="0 0 21600 21600" draw:type="rectangle" draw:enhanced-path="M 0 0 L 21600 0 21600 21600 0 21600 0 0 Z N"/>
        </draw:custom-shape>
        <draw:frame draw:style-name="gr83" draw:text-style-name="P15" draw:layer="layout" svg:width="5.206cm" svg:height="0.742cm" svg:x="10.69cm" svg:y="1.458cm">
          <draw:text-box>
            <text:p><text:span text:style-name="T6">Borrowed TSV cluster</text:span></text:p>
          </draw:text-box>
        </draw:frame>
        <draw:line draw:style-name="gr86" draw:text-style-name="P9" draw:layer="layout" svg:x1="17.6cm" svg:y1="0.4cm" svg:x2="15.6cm" svg:y2="0.4cm">
          <text:p/>
        </draw:line>
        <draw:frame draw:style-name="gr87" draw:text-style-name="P15" draw:layer="layout" svg:width="3.306cm" svg:height="1.233cm" svg:x="17.594cm" svg:y="0cm">
          <draw:text-box>
            <text:p><text:span text:style-name="T6">Borrowing</text:span></text:p>
            <text:p><text:span text:style-name="T6">Direction</text:span></text:p>
          </draw:text-box>
        </draw:frame>
        <draw:line draw:style-name="gr88" draw:text-style-name="P9" draw:layer="layout" svg:x1="17.6cm" svg:y1="1.6cm" svg:x2="15.6cm" svg:y2="1.3cm">
          <text:p/>
        </draw:line>
        <draw:frame draw:style-name="gr89" draw:text-style-name="P18" draw:layer="layout" svg:width="0.756cm" svg:height="0.916cm" draw:transform="rotate (-0.255167136641571) translate (16.051cm 0.815cm)">
          <draw:text-box>
            <text:p><text:span text:style-name="T9">x</text:span></text:p>
          </draw:text-box>
        </draw:frame>
        <draw:frame draw:style-name="gr87" draw:text-style-name="P15" draw:layer="layout" svg:width="3.6cm" svg:height="1.233cm" svg:x="17.627cm" svg:y="1.162cm">
          <draw:text-box>
            <text:p><text:span text:style-name="T6">Cancelling</text:span></text:p>
            <text:p><text:span text:style-name="T6">The Borrow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Hatching_20_7" draw:display-name="Hatching 7" draw:style="single" draw:color="#ffffff" draw:distance="0.1cm" draw:rotation="450"/>
    <draw:hatch draw:name="Hatching_20_8" draw:display-name="Hatching 8" draw:style="single" draw:color="#808080" draw:distance="0.1cm" draw:rotation="3150"/>
    <draw:hatch draw:name="White_20_45_20_degrees" draw:display-name="White 45 degrees" draw:style="single" draw:color="#ffffff" draw:distance="0.1cm" draw:rotation="450"/>
    <draw:fill-image draw:name="_34_0_20_Percent" draw:display-name="40 Percent" xlink:href="Pictures/100000000000000800000008F72EA977B60693A3.png" xlink:type="simple" xlink:show="embed" xlink:actuate="onLoad"/>
    <draw:fill-image draw:name="Bitmap_20_6" draw:display-name="Bitmap 6" xlink:href="Pictures/100000000000000800000008F74FA9E1E280D67B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09:56:28.819000000</meta:creation-date>
    <dc:date>2017-07-21T09:58:46.280000000</dc:date>
    <meta:editing-duration>PT42S</meta:editing-duration>
    <meta:editing-cycles>1</meta:editing-cycles>
    <meta:generator>LibreOffice/5.2.3.3$Windows_x86 LibreOffice_project/d54a8868f08a7b39642414cf2c8ef2f228f780cf</meta:generator>
    <meta:document-statistic meta:object-count="94"/>
  </office:meta>
</office:document-meta>
</file>